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 grddl:transformation="http://docs.oasis-open.org/office/1.2/xslt/odf2rdf.xsl">
  <office:scripts/>
  <office:font-face-decls>
    <style:font-face style:name="DejaVu Sans" svg:font-family="'DejaVu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art program</text:p>
      <text:p text:style-name="Standard"><text:tab/>i=0</text:p>
      <text:p text:style-name="Standard"><text:tab/>evenSum =0</text:p>
      <text:p text:style-name="Standard"><text:tab/>oddSum=0</text:p>
      <text:p text:style-name="Standard"><text:tab/>diff=0</text:p>
      <text:p text:style-name="Standard"><text:tab/>for i=1 to 100</text:p>
      <text:p text:style-name="Standard"><text:tab/><text:tab/>i=i+1</text:p>
      <text:p text:style-name="Standard"><text:tab/><text:tab/>if i%2=0 then</text:p>
      <text:p text:style-name="Standard"><text:tab/><text:tab/><text:tab/>evenSum = evenSum + i</text:p>
      <text:p text:style-name="Standard"><text:tab/><text:tab/>else</text:p>
      <text:p text:style-name="Standard"><text:tab/><text:tab/><text:tab/>oddSum = oddSum + i</text:p>
      <text:p text:style-name="Standard"><text:tab/><text:tab/>end else</text:p>
      <text:p text:style-name="Standard"><text:tab/><text:tab/>end if</text:p>
      <text:p text:style-name="Standard"><text:tab/>end for</text:p>
      <text:p text:style-name="Standard"><text:tab/>diff = evenSum – oddSum</text:p>
      <text:p text:style-name="Standard"><text:tab/>write diff</text:p>
      <text:p text:style-name="Standard">end progr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DejaVu Sans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DejaVu Sans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04T23:09:45.97</meta:creation-date>
    <meta:document-statistic meta:table-count="0" meta:image-count="0" meta:object-count="0" meta:page-count="1" meta:paragraph-count="17" meta:word-count="41" meta:character-count="205"/>
    <dc:date>2012-07-04T23:16:09.12</dc:date>
    <meta:editing-duration>PT6M41S</meta:editing-duration>
    <meta:editing-cycles>1</meta:editing-cycles>
    <meta:generator>LibreOffice/3.3$Win32 OpenOffice.org_project/330m9$Build-1</meta:generator>
  </office:meta>
</office:document-meta>
</file>